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9.07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4.1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4.888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rrent100A_Artiq_bom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1"/>
        <table:table-column table:style-name="co9" table:number-columns-repeated="16375" table:default-cell-style-name="ce4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D:\Projekty\FAMO\current100A_Artiq\current100A_Artiq.kicad_sch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ce5" office:value-type="string" calcext:value-type="string">
            <text:p>28.11.2023 11:49:46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7.0.1</text:p>
          </table:table-cell>
          <table:table-cell table:style-name="Default" table:number-columns-repeated="16381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C:\Program Files\KiCad\bin\scripting\plugins/bom_csv_grouped_by_value.py</text:p>
          </table:table-cell>
          <table:table-cell table:style-name="Default" table:number-columns-repeated="16381"/>
        </table:table-row>
        <table:table-row table:style-name="ro2">
          <table:table-cell table:style-name="ce1" office:value-type="string" calcext:value-type="string">
            <text:p>Component Count:</text:p>
          </table:table-cell>
          <table:table-cell table:formula="of:=SUM([.B9:.B101])" office:value-type="float" office:value="311" calcext:value-type="float">
            <text:p>311</text:p>
          </table:table-cell>
          <table:table-cell table:number-columns-repeated="4"/>
          <table:table-cell table:style-name="ce1"/>
          <table:table-cell/>
          <table:table-cell table:style-name="ce1" table:number-columns-repeated="16375"/>
        </table:table-row>
        <table:table-row table:style-name="ro1" table:number-rows-repeated="2">
          <table:table-cell table:style-name="Default" table:number-columns-repeated="16383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Default" office:value-type="string" calcext:value-type="string">
            <text:p>Reference(s)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LibPart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atasheet</text:p>
          </table:table-cell>
          <table:table-cell table:style-name="Default" office:value-type="string" calcext:value-type="string">
            <text:p>Comm</text:p>
          </table:table-cell>
          <table:table-cell table:style-name="Default"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11, C12, C19, C20, C21, C22, C30, C31, C33, C36, C57, C58, C60, C64, C65, C67, C68, C71, C72, C75, C76, C77, C78, C79, C80, C81, C82, C83, C84, C89, C116, C118, C120, C121, C130, C131, C136, C137, C138, C139, C140, C153, C156</text:p>
          </table:table-cell>
          <table:table-cell office:value-type="string" calcext:value-type="string">
            <text:p>100n 50V X7R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23, C39, C40, C46, C52, C55, C97, C98, C102, C111, C112, C115, C126, C129, C133, C134, C154</text:p>
          </table:table-cell>
          <table:table-cell office:value-type="string" calcext:value-type="string">
            <text:p>100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8, C47, C49, C96, C107, C109</text:p>
          </table:table-cell>
          <table:table-cell office:value-type="string" calcext:value-type="string">
            <text:p>1n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3, C74</text:p>
          </table:table-cell>
          <table:table-cell office:value-type="string" calcext:value-type="string">
            <text:p>82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41, C42, C44, C95, C100, C101, C104, C106, C117, C124, C125, C127, C128, C157</text:p>
          </table:table-cell>
          <table:table-cell office:value-type="string" calcext:value-type="string">
            <text:p>GCM188R71E105KA64J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uF 25V X7R</text:p>
          </table:table-cell>
          <table:table-cell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6, C69, C70</text:p>
          </table:table-cell>
          <table:table-cell office:value-type="string" calcext:value-type="string">
            <text:p>GCM188R71E474KA64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0n 25V X7R</text:p>
          </table:table-cell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GRM1885C1H103JA01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n 50V C0G 5%</text:p>
          </table:table-cell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GRM31C5C1H104JA01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0n 50V C0G</text:p>
          </table:table-cell>
          <table:table-cell table:number-columns-repeated="16375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8, C108</text:p>
          </table:table-cell>
          <table:table-cell office:value-type="string" calcext:value-type="string">
            <text:p>470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4, C15, C62, C147, C148, C149</text:p>
          </table:table-cell>
          <table:table-cell office:value-type="string" calcext:value-type="string">
            <text:p>1n C0G 10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5</text:p>
          </table:table-cell>
          <table:table-cell office:value-type="string" calcext:value-type="string">
            <text:p>22n C0G 25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9</text:p>
          </table:table-cell>
          <table:table-cell office:value-type="string" calcext:value-type="string">
            <text:p>GCM21BR71C335KA73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,3u &gt;10VDC X7R</text:p>
          </table:table-cell>
          <table:table-cell table:number-columns-repeated="16375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5, C8, C16, C17, C18, C25, C26, C37, C59, C61, C63, C141, C142, C143, C144, C145, C146, C150, C151, C152</text:p>
          </table:table-cell>
          <table:table-cell office:value-type="string" calcext:value-type="string">
            <text:p>GRM21BR61E106KA73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u 25V X5R</text:p>
          </table:table-cell>
          <table:table-cell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 C35, C85, C86, C87, C88</text:p>
          </table:table-cell>
          <table:table-cell office:value-type="string" calcext:value-type="string">
            <text:p>GRM21BR71A106KA73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u 10V X7R</text:p>
          </table:table-cell>
          <table:table-cell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GCJ31BR73A102KXJ1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50, C53, C90, C92, C94, C103, C113, C122</text:p>
          </table:table-cell>
          <table:table-cell office:value-type="string" calcext:value-type="string">
            <text:p>GCM31CR71C106KA64L 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u X7R 16VDC</text:p>
          </table:table-cell>
          <table:table-cell table:number-columns-repeated="16375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51, C54, C91, C105, C114, C132, C135</text:p>
          </table:table-cell>
          <table:table-cell office:value-type="string" calcext:value-type="string">
            <text:p>GRM31C5C1H104JA01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0n 50V C0G</text:p>
          </table:table-cell>
          <table:table-cell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4, C27, C28, C29</text:p>
          </table:table-cell>
          <table:table-cell office:value-type="string" calcext:value-type="string">
            <text:p>GRM31CR71A226KE15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2u 10V X7R Murata</text:p>
          </table:table-cell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, C4, C6, C7, C56</text:p>
          </table:table-cell>
          <table:table-cell office:value-type="string" calcext:value-type="string">
            <text:p>10u X7R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urata GRM32ER71H106KA12L</text:p>
          </table:table-cell>
          <table:table-cell table:number-columns-repeated="1637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5, C110</text:p>
          </table:table-cell>
          <table:table-cell office:value-type="string" calcext:value-type="string">
            <text:p>47UF 10V X7R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UF 10V X7R</text:p>
          </table:table-cell>
          <table:table-cell table:number-columns-repeated="1637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3, C93, C99</text:p>
          </table:table-cell>
          <table:table-cell office:value-type="string" calcext:value-type="string">
            <text:p>C1210C334J3JACAUTO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30n U2J 25V</text:p>
          </table:table-cell>
          <table:table-cell table:number-columns-repeated="1637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GCM32ER71E106KA57K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u 25V X7R Murata</text:p>
          </table:table-cell>
          <table:table-cell table:number-columns-repeated="1637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UCW1E470MCL1GS</text:p>
          </table:table-cell>
          <table:table-cell office:value-type="string" calcext:value-type="string">
            <text:p>c100AvA-rescue:CP-Device</text:p>
          </table:table-cell>
          <table:table-cell office:value-type="string" calcext:value-type="string">
            <text:p>Capacitor_SMD:CP_Elec_6.3x7.7</text:p>
          </table:table-cell>
          <table:table-cell/>
          <table:table-cell office:value-type="string" calcext:value-type="string">
            <text:p>&gt;=47u, &gt;=20V, &gt;=5000h, h&lt;9mm</text:p>
          </table:table-cell>
          <table:table-cell table:number-columns-repeated="16375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c100AvA-rescue:Micro_SD_Card_Det-Connector</text:p>
          </table:table-cell>
          <table:table-cell office:value-type="string" calcext:value-type="string">
            <text:p>Connector_Card:microSD_HC_Hirose_DM3AT-SF-PEJM5</text:p>
          </table:table-cell>
          <table:table-cell office:value-type="string" calcext:value-type="string">
            <text:p>https://www.hirose.com/product/document?clcode=CL0609-0033-6-00&amp;productname=DM3AT-SF-PEJ2M5&amp;series=DM3&amp;documenttype=Catalog&amp;lang=en&amp;documentid=D49662_en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, J9, J10, J11</text:p>
          </table:table-cell>
          <table:table-cell office:value-type="string" calcext:value-type="string">
            <text:p>5227161-1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BNC_Amphenol_B6252HB-NPP3G-50_Horizontal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031-5431-10RFX</text:p>
          </table:table-cell>
          <table:table-cell table:number-columns-repeated="16375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RF2-49B-T-00-50-G-HDW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SMA_Amphenol_132203-12_Horizontal</text:p>
          </table:table-cell>
          <table:table-cell office:value-type="string" calcext:value-type="string">
            <text:p><text:s/>~</text:p>
          </table:table-cell>
          <table:table-cell table:number-columns-repeated="16376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7</text:p>
          </table:table-cell>
          <table:table-cell office:value-type="string" calcext:value-type="string">
            <text:p>N2510-6002-RB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N2514-6002RB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onnector_IDC:IDC-Header_2x07_P2.54mm_Vertic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N2516-6002-RB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IDC:IDC-Header_2x08_P2.54mm_Vertic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N2530-6002-RB</text:p>
          </table:table-cell>
          <table:table-cell office:value-type="string" calcext:value-type="string">
            <text:p>Connector_Generic:Conn_02x15_Odd_Even</text:p>
          </table:table-cell>
          <table:table-cell office:value-type="string" calcext:value-type="string">
            <text:p>Connector_IDC:IDC-Header_2x15_P2.54mm_Vertic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STBA2.5/2-G-5.08 175724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hoenix_MSTB:PhoenixContact_MSTBA_2,5_2-G-5,08_1x02_P5.08mm_Horizont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L17DAFRA15S</text:p>
          </table:table-cell>
          <table:table-cell office:value-type="string" calcext:value-type="string">
            <text:p>c100AvA-rescue:DB15_Female-Connector</text:p>
          </table:table-cell>
          <table:table-cell office:value-type="string" calcext:value-type="string">
            <text:p>Connectors_DSub:DSUB-15_Female_EdgeMount_Pitch2.77mm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nie montować, dostarczyć</text:p>
          </table:table-cell>
          <table:table-cell table:number-columns-repeated="16375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L17DEFRA09S</text:p>
          </table:table-cell>
          <table:table-cell office:value-type="string" calcext:value-type="string">
            <text:p>c100AvA-rescue:DB9_Female-Connector</text:p>
          </table:table-cell>
          <table:table-cell office:value-type="string" calcext:value-type="string">
            <text:p>Connectors_DSub:DSUB-9_Female_EdgeMount_Pitch2.77mm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nie montować, dostarczyć</text:p>
          </table:table-cell>
          <table:table-cell table:number-columns-repeated="1637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, D7</text:p>
          </table:table-cell>
          <table:table-cell office:value-type="string" calcext:value-type="string">
            <text:p>CZRU52C4V3</text:p>
          </table:table-cell>
          <table:table-cell office:value-type="string" calcext:value-type="string">
            <text:p>c100AvA-rescue:D_Zener_ALT-Device</text:p>
          </table:table-cell>
          <table:table-cell office:value-type="string" calcext:value-type="string">
            <text:p>Diode_SMD:D_0603_1608Metric</text:p>
          </table:table-cell>
          <table:table-cell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3, D14, D15</text:p>
          </table:table-cell>
          <table:table-cell office:value-type="string" calcext:value-type="string">
            <text:p>TS4148C RZG</text:p>
          </table:table-cell>
          <table:table-cell office:value-type="string" calcext:value-type="string">
            <text:p>c100AvA-rescue:D_ALT-Device</text:p>
          </table:table-cell>
          <table:table-cell office:value-type="string" calcext:value-type="string">
            <text:p>Diode_SMD:D_0603_1608Metric</text:p>
          </table:table-cell>
          <table:table-cell/>
          <table:table-cell office:value-type="string" calcext:value-type="string">
            <text:p>TS4148 RCG</text:p>
          </table:table-cell>
          <table:table-cell table:number-columns-repeated="1637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, D4, D6, D8</text:p>
          </table:table-cell>
          <table:table-cell office:value-type="string" calcext:value-type="string">
            <text:p>TSS40U-RGG</text:p>
          </table:table-cell>
          <table:table-cell office:value-type="string" calcext:value-type="string">
            <text:p>c100AvA-rescue:D_Schottky_ALT-Device</text:p>
          </table:table-cell>
          <table:table-cell office:value-type="string" calcext:value-type="string">
            <text:p>Diode_SMD:D_0603_1608Metric</text:p>
          </table:table-cell>
          <table:table-cell/>
          <table:table-cell office:value-type="string" calcext:value-type="string">
            <text:p>CD0603-B0340R</text:p>
          </table:table-cell>
          <table:table-cell table:number-columns-repeated="1637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5.0SMDJ12AS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D12C-01FTG</text:p>
          </table:table-cell>
          <table:table-cell office:value-type="string" calcext:value-type="string">
            <text:p>Diode:SD12_SOD323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www.littelfuse.com/~/media/electronics/datasheets/tvs_diode_arrays/littelfuse_tvs_diode_array_sd_c_datasheet.pdf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AM1SS-1203SJZ</text:p>
          </table:table-cell>
          <table:table-cell office:value-type="string" calcext:value-type="string">
            <text:p>Regulator_Switching:CRE1S0505SC</text:p>
          </table:table-cell>
          <table:table-cell office:value-type="string" calcext:value-type="string">
            <text:p>ff_lib_7:AM1SS-xxxxS</text:p>
          </table:table-cell>
          <table:table-cell office:value-type="string" calcext:value-type="string">
            <text:p>https://www.aimtec.com/site/Aimtec/files/Datasheet/HighResolution/am1ss-jz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33, U34, U35</text:p>
          </table:table-cell>
          <table:table-cell office:value-type="string" calcext:value-type="string">
            <text:p>TME1215S</text:p>
          </table:table-cell>
          <table:table-cell office:value-type="string" calcext:value-type="string">
            <text:p>Regulator_Switching:CRE1S0505SC</text:p>
          </table:table-cell>
          <table:table-cell office:value-type="string" calcext:value-type="string">
            <text:p>ff_lib_7:AM1SS-xxxxS</text:p>
          </table:table-cell>
          <table:table-cell office:value-type="string" calcext:value-type="string">
            <text:p>https://www.tme.eu/Document/ecc45a2bcbf6e1314ca25a1f4efc1d56/TME-SERIES-EN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SS27DN-T1-GE3</text:p>
          </table:table-cell>
          <table:table-cell office:value-type="string" calcext:value-type="string">
            <text:p>Transistor_FET:DMP3013SFV</text:p>
          </table:table-cell>
          <table:table-cell office:value-type="string" calcext:value-type="string">
            <text:p>ff_lib_7:Diodes_PowerDI3333-8</text:p>
          </table:table-cell>
          <table:table-cell office:value-type="string" calcext:value-type="string">
            <text:p>https://www.diodes.com/assets/Datasheets/DMP3007SFG.pdf</text:p>
          </table:table-cell>
          <table:table-cell office:value-type="string" calcext:value-type="string">
            <text:p>SISA01DN-T1-GE3</text:p>
          </table:table-cell>
          <table:table-cell table:number-columns-repeated="16375"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, L10, L15, L16, L17</text:p>
          </table:table-cell>
          <table:table-cell office:value-type="string" calcext:value-type="string">
            <text:p>50225C Murata</text:p>
          </table:table-cell>
          <table:table-cell office:value-type="string" calcext:value-type="string">
            <text:p>c100AvA-rescue:L_Core_Ferrite_Coupled_1423-Device</text:p>
          </table:table-cell>
          <table:table-cell office:value-type="string" calcext:value-type="string">
            <text:p>ff_lib_7:L_CommonMode_Murata_5000</text:p>
          </table:table-cell>
          <table:table-cell office:value-type="string" calcext:value-type="string">
            <text:p>https://www.murata-ps.com/pub/data/magnetics/kmp_5000c.pdf</text:p>
          </table:table-cell>
          <table:table-cell office:value-type="string" calcext:value-type="string">
            <text:p>or 50475C</text:p>
          </table:table-cell>
          <table:table-cell table:number-columns-repeated="1637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, L3</text:p>
          </table:table-cell>
          <table:table-cell office:value-type="string" calcext:value-type="string">
            <text:p>LQH44PH220MPRL</text:p>
          </table:table-cell>
          <table:table-cell office:value-type="string" calcext:value-type="string">
            <text:p>powersc7-rescue:L_Core_Ferrite-Device</text:p>
          </table:table-cell>
          <table:table-cell office:value-type="string" calcext:value-type="string">
            <text:p>ff_lib_7:L_MURATA_LQH44</text:p>
          </table:table-cell>
          <table:table-cell/>
          <table:table-cell office:value-type="string" calcext:value-type="string">
            <text:p>22u &gt;0,5A 4x4mm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4">
            <text:p>M1</text:p>
          </table:table-cell>
          <table:table-cell office:value-type="string" calcext:value-type="string">
            <text:p>DS1023-2*8S21</text:p>
          </table:table-cell>
          <table:table-cell office:value-type="string" calcext:value-type="string">
            <text:p>ff:NUCLEO-H743ZI2</text:p>
          </table:table-cell>
          <table:table-cell table:style-name="ce6" office:value-type="string" calcext:value-type="string" table:number-columns-spanned="1" table:number-rows-spanned="4">
            <text:p>ff_lib_7:MODULE_NUCLEO-F746ZG_mini_M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DS1023-2*10S21</text:p>
          </table:table-cell>
          <table:table-cell/>
          <table:covered-table-cell/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DS1023-2*16S21</text:p>
          </table:table-cell>
          <table:table-cell/>
          <table:covered-table-cell/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DS1023-2*17S21</text:p>
          </table:table-cell>
          <table:table-cell/>
          <table:covered-table-cell/>
          <table:table-cell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CG6-12-15DF</text:p>
          </table:table-cell>
          <table:table-cell office:value-type="string" calcext:value-type="string">
            <text:p>ff:TDK_CCG6-10-xx-xxDx</text:p>
          </table:table-cell>
          <table:table-cell office:value-type="string" calcext:value-type="string">
            <text:p>ff_lib_7:TDK_DCDC_CCG6_10</text:p>
          </table:table-cell>
          <table:table-cell office:value-type="string" calcext:value-type="string">
            <text:p>https://product.tdk.com/system/files/dam/doc/product/power/switching-power/dc-dc-converter/catalog/ccg1r5_10_e.pdf</text:p>
          </table:table-cell>
          <table:table-cell office:value-type="string" calcext:value-type="string">
            <text:p>CCG6-24-15DF</text:p>
          </table:table-cell>
          <table:table-cell table:number-columns-repeated="16375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PS7A3001DRBx</text:p>
          </table:table-cell>
          <table:table-cell office:value-type="string" calcext:value-type="string">
            <text:p>ff:TPS7A3001DRBx</text:p>
          </table:table-cell>
          <table:table-cell office:value-type="string" calcext:value-type="string">
            <text:p>ff_lib_7:Texas_VSON-8_1EP_3x3mm_P0,65mm_vias</text:p>
          </table:table-cell>
          <table:table-cell office:value-type="string" calcext:value-type="string">
            <text:p>https://www.ti.com/lit/ds/symlink/tps7a30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2, U13</text:p>
          </table:table-cell>
          <table:table-cell office:value-type="string" calcext:value-type="string">
            <text:p>SN65MLVD040RGZT</text:p>
          </table:table-cell>
          <table:table-cell office:value-type="string" calcext:value-type="string">
            <text:p>ff:SN65MLVD040</text:p>
          </table:table-cell>
          <table:table-cell office:value-type="string" calcext:value-type="string">
            <text:p>ff_lib_7:VQFN-48-1EP_7x7mm_P0.5mm_EP4.1x4.1mm_ThermalVias</text:p>
          </table:table-cell>
          <table:table-cell office:value-type="string" calcext:value-type="string">
            <text:p>https://www.ti.com/lit/ds/symlink/sn65mlvd040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OPA4191xRUMx</text:p>
          </table:table-cell>
          <table:table-cell office:value-type="string" calcext:value-type="string">
            <text:p>:OPA4191xRUM_3</text:p>
          </table:table-cell>
          <table:table-cell office:value-type="string" calcext:value-type="string">
            <text:p>ff_lib_7:WQFN-16-1EP_4x4mm_P0.65mm_EP2.7x2.7mm_ThermalVias</text:p>
          </table:table-cell>
          <table:table-cell office:value-type="string" calcext:value-type="string">
            <text:p>https://www.ti.com/lit/ds/symlink/opa4191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BLM18KG331SN1D</text:p>
          </table:table-cell>
          <table:table-cell office:value-type="string" calcext:value-type="string">
            <text:p>c100AvA-rescue:L_Core_Ferrite-Device</text:p>
          </table:table-cell>
          <table:table-cell office:value-type="string" calcext:value-type="string">
            <text:p>Inductor_SMD:L_0603_1608Metric</text:p>
          </table:table-cell>
          <table:table-cell/>
          <table:table-cell office:value-type="string" calcext:value-type="string">
            <text:p>Murata</text:p>
          </table:table-cell>
          <table:table-cell table:number-columns-repeated="1637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9, L11, L12, L13, L14</text:p>
          </table:table-cell>
          <table:table-cell office:value-type="string" calcext:value-type="string">
            <text:p>BLM18HE102SN1D</text:p>
          </table:table-cell>
          <table:table-cell office:value-type="string" calcext:value-type="string">
            <text:p>c100AvA-rescue:L_Core_Ferrite-Device</text:p>
          </table:table-cell>
          <table:table-cell office:value-type="string" calcext:value-type="string">
            <text:p>Inductor_SMD:L_0603_1608Metric</text:p>
          </table:table-cell>
          <table:table-cell/>
          <table:table-cell office:value-type="string" calcext:value-type="string">
            <text:p>Murata</text:p>
          </table:table-cell>
          <table:table-cell table:number-columns-repeated="1637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SRN6045-3R3Y</text:p>
          </table:table-cell>
          <table:table-cell office:value-type="string" calcext:value-type="string">
            <text:p>powersc7-rescue:L_Core_Ferrite-Device</text:p>
          </table:table-cell>
          <table:table-cell office:value-type="string" calcext:value-type="string">
            <text:p>Inductor_SMD:L_Bourns-SRN6028</text:p>
          </table:table-cell>
          <table:table-cell/>
          <table:table-cell office:value-type="string" calcext:value-type="string">
            <text:p>3,3u &gt;3A 6x6mm</text:p>
          </table:table-cell>
          <table:table-cell table:number-columns-repeated="1637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IHLP2525CZER100M01</text:p>
          </table:table-cell>
          <table:table-cell office:value-type="string" calcext:value-type="string">
            <text:p>powersc7-rescue:L_Core_Ferrite-Device</text:p>
          </table:table-cell>
          <table:table-cell office:value-type="string" calcext:value-type="string">
            <text:p>Inductor_SMD:L_Vishay_IHLP-2525</text:p>
          </table:table-cell>
          <table:table-cell/>
          <table:table-cell office:value-type="string" calcext:value-type="string">
            <text:p>10u &gt;3A 6,5x6,5mm</text:p>
          </table:table-cell>
          <table:table-cell table:number-columns-repeated="1637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7, L8</text:p>
          </table:table-cell>
          <table:table-cell office:value-type="string" calcext:value-type="string">
            <text:p>IHLP2525CZER220M11</text:p>
          </table:table-cell>
          <table:table-cell office:value-type="string" calcext:value-type="string">
            <text:p>powersc7-rescue:L_Core_Ferrite-Device</text:p>
          </table:table-cell>
          <table:table-cell office:value-type="string" calcext:value-type="string">
            <text:p>Inductor_SMD:L_Vishay_IHLP-2525</text:p>
          </table:table-cell>
          <table:table-cell office:value-type="string" calcext:value-type="string">
            <text:p>https://www.vishay.com/docs/34104/ihlp-2525cz-01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25, U26, U27, U36, U38</text:p>
          </table:table-cell>
          <table:table-cell office:value-type="string" calcext:value-type="string">
            <text:p>TLP2361(TPL,E </text:p>
          </table:table-cell>
          <table:table-cell office:value-type="string" calcext:value-type="string">
            <text:p>ff:TLP2361</text:p>
          </table:table-cell>
          <table:table-cell office:value-type="string" calcext:value-type="string">
            <text:p>Package_SO:MFSOP6-5_4.4x3.6mm_P1.27mm</text:p>
          </table:table-cell>
          <table:table-cell office:value-type="string" calcext:value-type="string">
            <text:p>https://toshiba.semicon-storage.com/info/docget.jsp?did=14229&amp;prodName=TLP2361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, U18</text:p>
          </table:table-cell>
          <table:table-cell office:value-type="string" calcext:value-type="string">
            <text:p>LTC2380CMS-24#PBF </text:p>
          </table:table-cell>
          <table:table-cell office:value-type="string" calcext:value-type="string">
            <text:p>ff:LTC2380CMS-24</text:p>
          </table:table-cell>
          <table:table-cell office:value-type="string" calcext:value-type="string">
            <text:p>Package_SO:MSOP-16_3x4mm_P0.5mm</text:p>
          </table:table-cell>
          <table:table-cell office:value-type="string" calcext:value-type="string">
            <text:p>https://www.analog.com/media/en/technical-documentation/data-sheets/238024fa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, U17</text:p>
          </table:table-cell>
          <table:table-cell office:value-type="string" calcext:value-type="string">
            <text:p>THS4561IDGKx</text:p>
          </table:table-cell>
          <table:table-cell office:value-type="string" calcext:value-type="string">
            <text:p>Amplifier_Operational:LTC6362xMS8</text:p>
          </table:table-cell>
          <table:table-cell office:value-type="string" calcext:value-type="string">
            <text:p>Package_SO:MSOP-8_3x3mm_P0.65mm</text:p>
          </table:table-cell>
          <table:table-cell office:value-type="string" calcext:value-type="string">
            <text:p>https://www.ti.com/lit/ds/symlink/ths4561.pdf</text:p>
          </table:table-cell>
          <table:table-cell office:value-type="string" calcext:value-type="string">
            <text:p>LTC1992xMS8#TRPBF, LTC6363xMS8#TRPBF</text:p>
          </table:table-cell>
          <table:table-cell table:number-columns-repeated="16375"/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7</text:p>
          </table:table-cell>
          <table:table-cell office:value-type="string" calcext:value-type="string">
            <text:p>TLP175A</text:p>
          </table:table-cell>
          <table:table-cell office:value-type="string" calcext:value-type="string">
            <text:p>ff:TLP175A</text:p>
          </table:table-cell>
          <table:table-cell office:value-type="string" calcext:value-type="string">
            <text:p>Package_SO:SO-4_4.4x4.3mm_P2.54mm</text:p>
          </table:table-cell>
          <table:table-cell office:value-type="string" calcext:value-type="string">
            <text:p>https://toshiba.semicon-storage.com/info/docget.jsp?did=13665&amp;prodName=TLP175A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MAX5719AGSD+</text:p>
          </table:table-cell>
          <table:table-cell office:value-type="string" calcext:value-type="string">
            <text:p>ff:MAX5719AGSD+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s://datasheets.maximintegrated.com/en/ds/MAX5717-MAX5719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ADR4540BRZ </text:p>
          </table:table-cell>
          <table:table-cell office:value-type="string" calcext:value-type="string">
            <text:p>ff:ADR45xx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R4520_4525_4530_4533_4540_4550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DuM121N</text:p>
          </table:table-cell>
          <table:table-cell office:value-type="string" calcext:value-type="string">
            <text:p>Isolator:ADuM121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uM120N_121N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28, U29, U30, U31</text:p>
          </table:table-cell>
          <table:table-cell office:value-type="string" calcext:value-type="string">
            <text:p>TLP701AF(F)</text:p>
          </table:table-cell>
          <table:table-cell office:value-type="string" calcext:value-type="string">
            <text:p>current100A-rescue:ACPL-P343-Driver_FET</text:p>
          </table:table-cell>
          <table:table-cell office:value-type="string" calcext:value-type="string">
            <text:p>Package_SO:SSO-6_6.8x4.6mm_P1.27mm_Clearance7mm</text:p>
          </table:table-cell>
          <table:table-cell office:value-type="string" calcext:value-type="string">
            <text:p>https://www.tme.eu/Document/18eec4fc8ccc3944788c5600a6539d11/TLP701AFF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MAX3221ExPWR</text:p>
          </table:table-cell>
          <table:table-cell office:value-type="string" calcext:value-type="string">
            <text:p>Interface_UART:MAX3221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://www.ti.com/lit/ds/symlink/max3221e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9, U20</text:p>
          </table:table-cell>
          <table:table-cell office:value-type="string" calcext:value-type="string">
            <text:p>74LVC2T45DC,125 </text:p>
          </table:table-cell>
          <table:table-cell office:value-type="string" calcext:value-type="string">
            <text:p>Logic_LevelTranslator:74LVC2T45DC</text:p>
          </table:table-cell>
          <table:table-cell office:value-type="string" calcext:value-type="string">
            <text:p>Package_SO:VSSOP-8_2.3x2mm_P0.5mm</text:p>
          </table:table-cell>
          <table:table-cell office:value-type="string" calcext:value-type="string">
            <text:p>https://assets.nexperia.com/documents/data-sheet/74LVC_LVCH2T45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E 8240136</text:p>
          </table:table-cell>
          <table:table-cell office:value-type="string" calcext:value-type="string">
            <text:p>Power_Protection:PRTR5V0U2X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s://assets.nexperia.com/documents/data-sheet/PRTR5V0U2X.pdf</text:p>
          </table:table-cell>
          <table:table-cell office:value-type="string" calcext:value-type="string">
            <text:p>PRTR5V0U2X </text:p>
          </table:table-cell>
          <table:table-cell table:number-columns-repeated="1637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P7313-25SAG-7</text:p>
          </table:table-cell>
          <table:table-cell office:value-type="string" calcext:value-type="string">
            <text:p>Regulator_Linear:APE8865NR-25-HF-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tme.eu/Document/863c8cbcd42f90a36fcf1f70fe984947/AP7313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24AA02E48T-I/OT</text:p>
          </table:table-cell>
          <table:table-cell office:value-type="string" calcext:value-type="string">
            <text:p>Memory_EEPROM:24AA0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1.microchip.com/downloads/en/DeviceDoc/24AA02E48-24AA025E48-24AA02E64-24AA025E64-Data-Sheet-20002124H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LP2981-50DBVR</text:p>
          </table:table-cell>
          <table:table-cell office:value-type="string" calcext:value-type="string">
            <text:p>Regulator_Linear:LP2985-5.0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ti.com/lit/ds/symlink/lp2985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DA4895-1ARJZ</text:p>
          </table:table-cell>
          <table:table-cell office:value-type="string" calcext:value-type="string">
            <text:p>Amplifier_Operational:ADA4807-1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analog.com/media/en/technical-documentation/data-sheets/ADA4807-1_4807-2_4807-4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7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, D10, D11</text:p>
          </table:table-cell>
          <table:table-cell office:value-type="string" calcext:value-type="string">
            <text:p>BAT54SW</text:p>
          </table:table-cell>
          <table:table-cell office:value-type="string" calcext:value-type="string">
            <text:p>Diode:BAT54S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https://assets.nexperia.com/documents/data-sheet/BAT54W_SER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7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NL17SZ16DFT2G</text:p>
          </table:table-cell>
          <table:table-cell office:value-type="string" calcext:value-type="string">
            <text:p>ff:74LVC1G07_3V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7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NC7WZ17P6X</text:p>
          </table:table-cell>
          <table:table-cell office:value-type="string" calcext:value-type="string">
            <text:p>ff:2G17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D29150DT50R</text:p>
          </table:table-cell>
          <table:table-cell office:value-type="string" calcext:value-type="string">
            <text:p>current100A-rescue:L7805-Regulator_Linear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www.st.com/content/ccc/resource/technical/document/datasheet/cc/41/70/73/f5/e6/40/50/CD00003403.pdf/files/CD00003403.pdf/jcr:content/translations/en.CD00003403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63200WU-7</text:p>
          </table:table-cell>
          <table:table-cell office:value-type="string" calcext:value-type="string">
            <text:p>Regulator_Switching:AP63200WU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https://www.diodes.com/assets/Datasheets/AP63200-AP63201-AP63203-AP63205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63203WU-7</text:p>
          </table:table-cell>
          <table:table-cell office:value-type="string" calcext:value-type="string">
            <text:p>Regulator_Switching:AP63205WU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https://www.diodes.com/assets/Datasheets/AP63200-AP63201-AP63203-AP63205.pdf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7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6, R17, R18, R19, R20, R21, R22, R23, R24, R25, R26, R27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7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9, R30</text:p>
          </table:table-cell>
          <table:table-cell office:value-type="string" calcext:value-type="string">
            <text:p>10k 0,1% 10pp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RA-3ARB103V, RN73H1JTTD1002B10, RQ73C1J10KBTDF</text:p>
          </table:table-cell>
          <table:table-cell table:number-columns-repeated="1637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6, R44, R51, R65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8, R59, R60, R61</text:p>
          </table:table-cell>
          <table:table-cell office:value-type="string" calcext:value-type="string">
            <text:p>150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96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1">R11, R32, </text:span>R35, R40, R41, R43, R45, R49, R53, R54, R55, R56, R57, R63, R64, R67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220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9, R10, R36, R37</text:p>
          </table:table-cell>
          <table:table-cell office:value-type="string" calcext:value-type="string">
            <text:p>2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2k4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, R8, R33, R34</text:p>
          </table:table-cell>
          <table:table-cell office:value-type="string" calcext:value-type="string">
            <text:p>4,99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3, R38, R39</text:p>
          </table:table-cell>
          <table:table-cell office:value-type="string" calcext:value-type="string">
            <text:p>49,9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910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6, R47, R48, R52, R62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HV732BTTD1004F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8, R31</text:p>
          </table:table-cell>
          <table:table-cell office:value-type="string" calcext:value-type="string">
            <text:p>RQ73C2B20RBT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0R 0,1% 10ppm 0,4W, 3-2176383-0</text:p>
          </table:table-cell>
          <table:table-cell table:number-columns-repeated="16375"/>
        </table:table-row>
        <table:table-row table:style-name="ro1" table:number-rows-repeated="3">
          <table:table-cell table:number-columns-repeated="16383"/>
        </table:table-row>
        <table:table-row table:style-name="ro1" table:number-rows-repeated="19">
          <table:table-cell table:style-name="ce4" table:number-columns-repeated="6"/>
          <table:table-cell/>
          <table:table-cell table:style-name="ce4"/>
          <table:table-cell table:number-columns-repeated="16375"/>
        </table:table-row>
        <table:table-row table:style-name="ro1">
          <table:table-cell table:style-name="ce4" table:number-columns-repeated="6"/>
          <table:table-cell/>
          <table:table-cell table:style-name="ce4"/>
          <table:table-cell table:number-columns-repeated="16375"/>
        </table:table-row>
      </table:table>
      <table:named-expressions/>
      <table:database-ranges>
        <table:database-range table:name="__Anonymous_Sheet_DB__0" table:target-range-address="current100A_Artiq_bom1.A9:current100A_Artiq_bom1.XFD101" table:contains-header="false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30T14:21:49.076000000</dc:date>
    <meta:editing-duration>PT2H23S</meta:editing-duration>
    <meta:editing-cycles>8</meta:editing-cycles>
    <meta:generator>LibreOffice/7.5.1.2$Windows_X86_64 LibreOffice_project/fcbaee479e84c6cd81291587d2ee68cba099e129</meta:generator>
    <meta:document-statistic meta:table-count="1" meta:cell-count="707" meta:object-count="0"/>
  </office:meta>
</office:document-meta>
</file>